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QL&gt; create table Stud_Marks(Roll int primary key,name varchar(20),total_marks int);</text:p>
      <text:p text:style-name="Standard"/>
      <text:p text:style-name="Standard">Table created.</text:p>
      <text:p text:style-name="Standard"/>
      <text:p text:style-name="Standard"/>
      <text:p text:style-name="Standard">SQL&gt; create table Result(Roll int,name varchar(20),class varchar(30),foreign key (Roll) references Stud_Marks(Roll));</text:p>
      <text:p text:style-name="Standard"/>
      <text:p text:style-name="Standard">Table created.</text:p>
      <text:p text:style-name="Standard"/>
      <text:p text:style-name="Standard"/>
      <text:p text:style-name="Standard">SQL&gt; INSERT INTO Stud_Marks (Roll, name, total_marks) VALUES (1, 'Chinmay', 1300);</text:p>
      <text:p text:style-name="Standard">INSERT INTO Stud_Marks (Roll, name, total_marks) VALUES (2, 'Shreyas', 1200);</text:p>
      <text:p text:style-name="Standard">INSERT INTO Stud_Marks (Roll, name, total_marks) VALUES (3, 'Kesar', 1350);</text:p>
      <text:p text:style-name="Standard">INSERT INTO Stud_Marks (Roll, name, total_marks) VALUES (4, 'Mansi', 900);</text:p>
      <text:p text:style-name="Standard">INSERT INTO Stud_Marks (Roll, name, total_marks) VALUES (5, 'Vedant', 850);</text:p>
      <text:p text:style-name="Standard">INSERT INTO Stud_Marks (Roll, name, total_marks) VALUES (6, 'Arshad', 980);</text:p>
      <text:p text:style-name="Standard"/>
      <text:p text:style-name="Standard"/>
      <text:p text:style-name="Standard">SQL&gt; CREATE OR REPLACE FUNCTION get_class(marks IN INT) RETURN VARCHAR IS <text:s text:c="2"/></text:p>
      <text:p text:style-name="Standard"><text:s text:c="2"/>2 <text:s/>class VARCHAR(30);</text:p>
      <text:p text:style-name="Standard"><text:s text:c="2"/>3 <text:s/>BEGIN</text:p>
      <text:p text:style-name="Standard"><text:s text:c="2"/>4 <text:s/><text:tab/>IF marks BETWEEN 990 AND 1500 THEN</text:p>
      <text:p text:style-name="Standard"><text:s text:c="2"/>5 <text:s/><text:tab/><text:tab/>class:='Distinction';</text:p>
      <text:p text:style-name="Standard"><text:s text:c="2"/>6 <text:s/><text:tab/>ELSIF marks BETWEEN 900 AND 989 THEN</text:p>
      <text:p text:style-name="Standard"><text:s text:c="2"/>7 <text:s/><text:tab/><text:tab/>class:='First class';</text:p>
      <text:p text:style-name="Standard"><text:s text:c="2"/>8 <text:s/><text:tab/>ELSIF marks BETWEEN 825 AND 899 THEN</text:p>
      <text:p text:style-name="Standard"><text:s text:c="2"/>9 <text:s/><text:tab/><text:tab/>class:='Higher second class';</text:p>
      <text:p text:style-name="Standard"><text:s/>10 <text:s/><text:tab/>ELSE</text:p>
      <text:p text:style-name="Standard"><text:s/>11 <text:s/><text:tab/><text:tab/>class:='NA';</text:p>
      <text:p text:style-name="Standard"><text:s/>12 <text:s/><text:tab/>END IF; </text:p>
      <text:p text:style-name="Standard"><text:s/>13 <text:s/><text:tab/>RETURN class; </text:p>
      <text:p text:style-name="Standard"><text:s/>14 <text:s/>END;</text:p>
      <text:p text:style-name="Standard"><text:s/>15 <text:s/>/</text:p>
      <text:p text:style-name="Standard"/>
      <text:p text:style-name="Standard">Function created.</text:p>
      <text:p text:style-name="Standard"/>
      <text:p text:style-name="Standard"/>
      <text:p text:style-name="Standard">SQL&gt; CREATE OR REPLACE PROCEDURE proc_Grade (</text:p>
      <text:p text:style-name="Standard"><text:s text:c="2"/>2 <text:s/>roll IN INT,</text:p>
      <text:p text:style-name="Standard"><text:s text:c="2"/>3 <text:s/>name IN VARCHAR,</text:p>
      <text:p text:style-name="Standard"><text:s text:c="2"/>4 <text:s/>marks IN INT) AS</text:p>
      <text:p text:style-name="Standard"><text:s text:c="2"/>5 <text:s/>BEGIN</text:p>
      <text:p text:style-name="Standard"><text:s text:c="2"/>6 <text:s/><text:tab/>INSERT INTO RESULT(Roll,name,class) VALUES(roll,name,get_class(marks));</text:p>
      <text:p text:style-name="Standard"><text:s text:c="2"/>7 <text:s/>END;</text:p>
      <text:p text:style-name="Standard"><text:s text:c="2"/>8 <text:s/>/</text:p>
      <text:p text:style-name="Standard"/>
      <text:p text:style-name="Standard">Procedure created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SQL&gt; DECLARE</text:p>
      <text:p text:style-name="Standard"><text:s text:c="2"/>2 <text:s/>CURSOR stud_cur IS</text:p>
      <text:p text:style-name="Standard"><text:s text:c="2"/>3 <text:s/><text:tab/>SELECT Roll,name,total_marks FROM Stud_Marks</text:p>
      <text:p text:style-name="Standard"><text:s text:c="2"/>4 <text:s/><text:tab/>WHERE Roll NOT IN (SELECT Roll FROM Result);</text:p>
      <text:p text:style-name="Standard"><text:s text:c="2"/>5 <text:s/>vroll Stud_Marks.Roll%TYPE;</text:p>
      <text:p text:style-name="Standard"><text:s text:c="2"/>6 <text:s/>vname Stud_Marks.name%TYPE; </text:p>
      <text:p text:style-name="Standard"><text:s text:c="2"/>7 <text:s/>vmarks Stud_Marks.total_marks%TYPE;</text:p>
      <text:p text:style-name="Standard"><text:s text:c="2"/>8 <text:s text:c="2"/>BEGIN </text:p>
      <text:p text:style-name="Standard"><text:s text:c="2"/>9 <text:s/><text:tab/>OPEN stud_cur;</text:p>
      <text:p text:style-name="Standard"><text:s/>10 <text:s/><text:tab/>LOOP</text:p>
      <text:p text:style-name="Standard"><text:s/>11 <text:s/><text:tab/><text:tab/>FETCH stud_cur INTO vroll,vname,vmarks;</text:p>
      <text:p text:style-name="Standard"><text:s/>12 <text:s/><text:tab/><text:tab/>EXIT WHEN stud_cur%NOTFOUND;</text:p>
      <text:p text:style-name="Standard"><text:s/>13 <text:s/><text:tab/><text:tab/>proc_Grade(vroll,vname,vmarks);</text:p>
      <text:p text:style-name="Standard"><text:s/>14 <text:s/><text:tab/>END LOOP;</text:p>
      <text:p text:style-name="Standard"><text:s/>15 <text:s/><text:tab/>CLOSE stud_cur;</text:p>
      <text:p text:style-name="Standard"><text:s/>16 <text:s/>END;</text:p>
      <text:p text:style-name="Standard"><text:s/>17 <text:s/>/</text:p>
      <text:p text:style-name="Standard"/>
      <text:p text:style-name="Standard">PL/SQL procedure successfully complet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2T14:51:34.321095667</meta:creation-date>
    <dc:date>2025-09-02T14:53:39.931247552</dc:date>
    <meta:editing-duration>PT2M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244" meta:character-count="1823" meta:non-whitespace-character-count="1500"/>
  </office:meta>
</office:document-meta>
</file>